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a97b9" style:font-style-asian="normal" style:font-style-complex="normal"/>
    </style:style>
    <style:style style:name="T12" style:family="text">
      <style:text-properties fo:font-style="normal" officeooo:rsid="046d66e3" style:font-style-asian="normal" style:font-style-complex="normal"/>
    </style:style>
    <style:style style:name="T13" style:family="text">
      <style:text-properties fo:font-style="normal" officeooo:rsid="0471ec6f" style:font-style-asian="normal" style:font-style-complex="normal"/>
    </style:style>
    <style:style style:name="T14" style:family="text">
      <style:text-properties fo:font-style="normal" officeooo:rsid="04744296" style:font-style-asian="normal" style:font-style-complex="normal"/>
    </style:style>
    <style:style style:name="T15" style:family="text">
      <style:text-properties fo:font-style="normal" officeooo:rsid="047534fa" style:font-style-asian="normal" style:font-style-complex="normal"/>
    </style:style>
    <style:style style:name="T16" style:family="text">
      <style:text-properties officeooo:rsid="000a14f6"/>
    </style:style>
    <style:style style:name="T17" style:family="text">
      <style:text-properties officeooo:rsid="005714b7"/>
    </style:style>
    <style:style style:name="T18" style:family="text">
      <style:text-properties officeooo:rsid="00880dbe"/>
    </style:style>
    <style:style style:name="T19" style:family="text">
      <style:text-properties officeooo:rsid="007c6d62"/>
    </style:style>
    <style:style style:name="T20" style:family="text">
      <style:text-properties officeooo:rsid="01e21ff5"/>
    </style:style>
    <style:style style:name="T21" style:family="text">
      <style:text-properties officeooo:rsid="0233449b"/>
    </style:style>
    <style:style style:name="T22" style:family="text">
      <style:text-properties officeooo:rsid="02317916"/>
    </style:style>
    <style:style style:name="T23" style:family="text">
      <style:text-properties officeooo:rsid="034a2232"/>
    </style:style>
    <style:style style:name="T24" style:family="text">
      <style:text-properties officeooo:rsid="0387836c"/>
    </style:style>
    <style:style style:name="T25" style:family="text">
      <style:text-properties officeooo:rsid="03b4652d"/>
    </style:style>
    <style:style style:name="T26" style:family="text">
      <style:text-properties officeooo:rsid="03b75219"/>
    </style:style>
    <style:style style:name="T27" style:family="text">
      <style:text-properties officeooo:rsid="047091ad"/>
    </style:style>
    <style:style style:name="T28" style:family="text">
      <style:text-properties officeooo:rsid="0471ec6f"/>
    </style:style>
    <style:style style:name="T29" style:family="text">
      <style:text-properties officeooo:rsid="0473a9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25">Esser-</text:span>Skala, 201<text:span text:style-name="T27">9</text:span></text:p>
      <text:p text:style-name="P18"/>
      <text:p text:style-name="P18"/>
      <text:p text:style-name="P13">© 201<text:span text:style-name="T27">9</text:span> by Wolfgang <text:span text:style-name="T25">Esser-</text:span>Skala. This edition is licensed under the<text:span text:style-name="T23"><text:line-break/></text:span>Creative Commons Attribution<text:span text:style-name="T18">-NonCommercial-ShareAlike</text:span> 4.0 International License.<text:span text:style-name="T23"><text:line-break/></text:span>To view a copy of this license, visit http://creativecommons.org/licenses/by<text:span text:style-name="T19">-nc-sa</text:span>/4.0/.</text:p>
      <text:p text:style-name="P12"/>
      <text:p text:style-name="P14">Music engraving by LilyPond 2.18.0 (http://www.lilypond.org).<text:span text:style-name="T17"><text:line-break/>Front matter</text:span> typeset with EB Garamond (http://www.georgduffner.at/ebgaramond).</text:p>
      <text:p text:style-name="P18"/>
      <text:p text:style-name="P11">First <text:span text:style-name="T20">version</text:span>, <text:span text:style-name="T27">July 2019</text:span></text:p>
      <text:p text:style-name="P24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7">This edition <text:span text:style-name="T6">of the </text:span><text:span text:style-name="T2">M</text:span><text:span text:style-name="T4">i</text:span><text:span text:style-name="T2">ssa </text:span><text:span text:style-name="T5">in e</text:span><text:span text:style-name="T6"> </text:span>bases upon <text:span text:style-name="T29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9"><text:tab/>http://digital.slub-dresden.de/<text:span text:style-name="T7">id426418212</text:span> (siglum<text:span text:style-name="T29"> </text:span>Mus.2973-D-<text:span text:style-name="T28">16</text:span>).<text:span text:style-name="T29"><text:line-break/></text:span><text:tab/>http://digital.slub-dresden.de/<text:span text:style-name="T7">id42603967X</text:span> (siglum Mus.2973-D-<text:span text:style-name="T28">19</text:span>)</text:p>
      <text:p text:style-name="P3"/>
      <text:p text:style-name="P4">In general, this edition closely follows the <text:span text:style-name="T24">manuscript</text:span>. Any changes <text:span text:style-name="T16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5">k y r i e</text:p>
      <text:p text:style-name="P6"/>
      <text:p text:style-name="P8"><text:span text:style-name="T1">Bar<text:tab/>Staff<text:tab/>Note</text:span><text:span text:style-name="T9"><text:tab/></text:span><text:span text:style-name="T10"><text:line-break/></text:span><text:span text:style-name="T14">32<text:tab/>T<text:tab/>2nd half of bar in Ms: d′4.–d′8</text:span><text:span text:style-name="T15"><text:line-break/><text:line-break/>143<text:tab/>A<text:tab/>grace note missing in Ms</text:span><text:span text:style-name="T11"><text:line-break/></text:span><text:span text:style-name="T12"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22">wolfgang</text:span> (at) <text:span text:style-name="T21">esser-skala</text:span>.at<text:span text:style-name="T22"> or create an issue or pull request on the edition’s GitHub page (https://github.com/skafdasschaf/ galuppi-missa-BurG-I-7)</text:span>. Your help will be greatly appreciated.</text:p>
      <text:p text:style-name="P10"/>
      <text:p text:style-name="P10"/>
      <text:p text:style-name="P10"><text:span text:style-name="T8">Salzburg, </text:span><text:span text:style-name="T13">July</text:span><text:span text:style-name="T8"> 201</text:span><text:span text:style-name="T13">9</text:span><text:line-break/>Wolfgang <text:span text:style-name="T25">Esser-</text:span>Skala</text:p>
      <text:p text:style-name="P23"/>
      <text:p text:style-name="P21"><text:span text:style-name="T23"><text:line-break/></text:span>C O N T E N T S</text:p>
      <text:p text:style-name="P16"/>
      <text:p text:style-name="P15"/>
      <text:p text:style-name="P17"><text:span text:style-name="T3">Kyrie</text:span><text:span text:style-name="T26"><text:line-break/><text:tab/>1.1<text:tab/>Kyrie<text:tab/><text:line-break/><text:tab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14T23:23:00.715397278</dc:date>
    <dc:creator>Wolfgang Skala</dc:creator>
    <meta:editing-duration>P11DT21H25M43S</meta:editing-duration>
    <meta:editing-cycles>1064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256" meta:character-count="1776" meta:non-whitespace-character-count="1508"/>
  </office:meta>
</office:document-meta>
</file>